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1258" officeooo:paragraph-rsid="000d1258"/>
    </style:style>
    <style:style style:name="P2" style:family="paragraph" style:parent-style-name="Standard">
      <style:text-properties officeooo:rsid="000d1258" officeooo:paragraph-rsid="000e5b00"/>
    </style:style>
    <style:style style:name="P3" style:family="paragraph" style:parent-style-name="Standard">
      <style:text-properties officeooo:rsid="000e5b00" officeooo:paragraph-rsid="000e5b00"/>
    </style:style>
    <style:style style:name="T1" style:family="text">
      <style:text-properties officeooo:rsid="000e5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QuillAtWill:</text:p>
      <text:p text:style-name="P1"><text:s text:c="23"/></text:p>
      <text:p text:style-name="P1">Notes: <text:s/>This Project is developed for kids to improve their self knowledge in writting essay, poet etc.</text:p>
      <text:p text:style-name="P1"/>
      <text:p text:style-name="P1">Features : Poem, Essay, Blog, Poet, Diary, Book.</text:p>
      <text:p text:style-name="P1"/>
      <text:p text:style-name="P1">Roles and Responsibilities: </text:p>
      <text:p text:style-name="P1">* Create Diary, Poet and Poem for mobile and web.</text:p>
      <text:p text:style-name="P1">* Fixing Bugs and solve the issues.</text:p>
      <text:p text:style-name="P1">* Take responsibilites for handling functionalites before the Deadline</text:p>
      <text:p text:style-name="P1"/>
      <text:p text:style-name="P1"/>
      <text:p text:style-name="P1">2. SuperBloom:</text:p>
      <text:p text:style-name="P1"><text:s text:c="23"/></text:p>
      <text:p text:style-name="P2">Description of My Project is to improve the quality of life providing <text:s/>solutions that enable users to take an active role for managing their health. </text:p>
      <text:p text:style-name="P2"><text:s text:c="12"/></text:p>
      <text:p text:style-name="P2"><text:s/>This Project is acting as the intemediator between the <text:span text:style-name="T1">patient</text:span> and the Doctors and also providing assessment for the diseases.</text:p>
      <text:p text:style-name="P2"><text:s text:c="12"/></text:p>
      <text:p text:style-name="P2"><text:s/>In simple words, It is an online health care application.</text:p>
      <text:p text:style-name="P2"><text:s/></text:p>
      <text:p text:style-name="P2"><text:s/>Roles and Responsibilities:</text:p>
      <text:p text:style-name="P2"/>
      <text:p text:style-name="P2"><text:s text:c="10"/>1. Requirement gathering and analysis.</text:p>
      <text:p text:style-name="P2"><text:s text:c="10"/>2. Designed and Developed using a mock design pattern.</text:p>
      <text:p text:style-name="P2"><text:s text:c="10"/>3. Involved in development of application level coding and deployment.</text:p>
      <text:p text:style-name="P2"><text:s text:c="10"/>4. Involved in web based interfaces using HTML, Bootstrap, javascript.</text:p>
      <text:p text:style-name="P2"><text:s text:c="10"/>5. Responsible for solving the bugs and improve the performance.</text:p>
      <text:p text:style-name="P2"><text:s text:c="10"/>6. Responsible for updating the functionality and </text:p>
      <text:p text:style-name="P2"><text:s text:c="13"/>Technical task for the project.</text:p>
      <text:p text:style-name="P1"/>
      <text:p text:style-name="P1"/>
      <text:p text:style-name="P1">3. Mydayda:</text:p>
      <text:p text:style-name="P2"><text:s/></text:p>
      <text:p text:style-name="P2">Description of My Project is to improve the quality of life providing <text:s/>solutions that enable users to take an active role for managing their health. </text:p>
      <text:p text:style-name="P1"><text:s text:c="12"/></text:p>
      <text:p text:style-name="P1"><text:s/>This Project is acting as the intemediator between the <text:span text:style-name="T1">patient</text:span> and the Doctors and also providing assessment for the diseases.</text:p>
      <text:p text:style-name="P1"><text:s text:c="12"/></text:p>
      <text:p text:style-name="P1"><text:s/>In simple words, It is an online health care application.</text:p>
      <text:p text:style-name="P1"><text:s/></text:p>
      <text:p text:style-name="P1"><text:s/>Roles and Responsibilities:</text:p>
      <text:p text:style-name="P1"/>
      <text:p text:style-name="P1"><text:s text:c="10"/>1. Requirement gathering and analysis.</text:p>
      <text:p text:style-name="P1"><text:s text:c="10"/>2. Designed and Developed using a mock design pattern.</text:p>
      <text:p text:style-name="P1"><text:s text:c="10"/>3. Involved in development of application level coding and deployment.</text:p>
      <text:p text:style-name="P1"><text:s text:c="10"/>4. Involved in web based interfaces using HTML, Bootstrap, javascript.</text:p>
      <text:p text:style-name="P1"><text:s text:c="10"/>5. Responsible for solving the bugs and improve the performance.</text:p>
      <text:p text:style-name="P1"><text:s text:c="10"/>6. Responsible for updating the functionality and </text:p>
      <text:p text:style-name="P1"><text:soft-page-break/><text:s text:c="13"/>Technical task for the project.</text:p>
      <text:p text:style-name="P1"/>
      <text:p text:style-name="P3">4. ERP:</text:p>
      <text:p text:style-name="P3"><text:tab/></text:p>
      <text:p text:style-name="P3">About : This Project is developed to find the Employees status and Performance.</text:p>
      <text:p text:style-name="P3">Features: Project, Timesheet, Violations, ToDo.</text:p>
      <text:p text:style-name="P2"><text:s/>Roles and Responsibilities:</text:p>
      <text:p text:style-name="P2"/>
      <text:p text:style-name="P2"><text:s text:c="10"/>1. Requirement gathering and analysis.</text:p>
      <text:p text:style-name="P2"><text:s text:c="10"/>2. Designed and Developed using a mock design pattern.</text:p>
      <text:p text:style-name="P2"><text:s text:c="10"/>3. Involved in development of application level coding and deployment.</text:p>
      <text:p text:style-name="P2"><text:s text:c="10"/>4. Involved in web based interfaces using HTML, Bootstrap, javascript.</text:p>
      <text:p text:style-name="P2"><text:s text:c="10"/>5. Responsible for solving the bugs and improve the performance.</text:p>
      <text:p text:style-name="P2"><text:s text:c="10"/>6. Responsible for updating the functionality and </text:p>
      <text:p text:style-name="P2"><text:s text:c="13"/>Technical task for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5T15:24:49.241921427</meta:creation-date>
    <dc:date>2022-06-25T15:43:33.321500844</dc:date>
    <meta:editing-duration>PT6M24S</meta:editing-duration>
    <meta:editing-cycles>1</meta:editing-cycles>
    <meta:document-statistic meta:table-count="0" meta:image-count="0" meta:object-count="0" meta:page-count="2" meta:paragraph-count="52" meta:word-count="367" meta:character-count="2706" meta:non-whitespace-character-count="2048"/>
    <meta:generator>LibreOffice/6.0.7.3$Linux_X86_64 LibreOffice_project/00m0$Build-3</meta:generator>
  </office:meta>
</office:document-meta>
</file>